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162.11pt"/>
    </style:style>
    <style:style style:name="co4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5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 fold, 2 class</text:p>
          </table:table-cell>
          <table:table-cell/>
          <table:table-cell office:value-type="string" calcext:value-type="string">
            <text:p>Fold id <text:s text:c="8"/>Hit rate <text:s text:c="7"/>Exp. s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.4642857142857" calcext:value-type="float">
            <text:p>79.4642857143</text:p>
          </table:table-cell>
          <table:table-cell/>
          <table:table-cell office:value-type="string" calcext:value-type="string">
            <text:p>0 <text:s text:c="14"/>41.07142857142857 <text:s text:c="14"/>0.53994783035714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.9285714285714" calcext:value-type="float">
            <text:p>83.9285714286</text:p>
          </table:table-cell>
          <table:table-cell/>
          <table:table-cell office:value-type="string" calcext:value-type="string">
            <text:p>1 <text:s text:c="14"/>37.5 <text:s text:c="11"/>0.52352732142857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.0357142857143" calcext:value-type="float">
            <text:p>83.0357142857</text:p>
          </table:table-cell>
          <table:table-cell/>
          <table:table-cell office:value-type="string" calcext:value-type="string">
            <text:p>2 <text:s text:c="14"/>36.607142857142854 <text:s text:c="13"/>0.49822825892857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.9642857142857" calcext:value-type="float">
            <text:p>91.9642857143</text:p>
          </table:table-cell>
          <table:table-cell/>
          <table:table-cell office:value-type="string" calcext:value-type="string">
            <text:p>3 <text:s text:c="14"/>38.392857142857146 <text:s text:c="13"/>0.53050998214285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.4774774774775" calcext:value-type="float">
            <text:p>77.4774774775</text:p>
          </table:table-cell>
          <table:table-cell/>
          <table:table-cell office:value-type="string" calcext:value-type="string">
            <text:p>4 <text:s text:c="14"/>36.03603603603604 <text:s text:c="14"/>0.4898559549549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.0810810810811" calcext:value-type="float">
            <text:p>81.0810810811</text:p>
          </table:table-cell>
          <table:table-cell table:style-name="Default"/>
          <table:table-cell office:value-type="string" calcext:value-type="string">
            <text:p>5 <text:s text:c="14"/>35.13513513513514 <text:s text:c="14"/>0.50837792792792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AVERAGE([.C3:.C8])" office:value-type="float" office:value="82.8252359502359" calcext:value-type="float">
            <text:p>82.8252359502</text:p>
          </table:table-cell>
          <table:table-cell table:style-name="Default"/>
          <table:table-cell office:value-type="string" calcext:value-type="string">
            <text:p>Total score: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>
            <text:p>- <text:s text:c="14"/>37.45709995709995 <text:s text:c="14"/>0.515074545956671</text:p>
          </table:table-cell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18:20:05.047352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09:22.478084580</meta:creation-date>
    <dc:date>2018-03-07T18:20:42.840423117</dc:date>
    <meta:editing-duration>PT1H26M25S</meta:editing-duration>
    <meta:editing-cycles>3</meta:editing-cycles>
    <meta:generator>LibreOffice/5.1.6.2$Linux_X86_64 LibreOffice_project/10m0$Build-2</meta:generator>
    <meta:document-statistic meta:table-count="1" meta:cell-count="17" meta:object-count="0"/>
  </office:meta>
</office:document-meta>
</file>